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pen Smith</meta:initial-creator>
    <meta:creation-date>2013-05-01T11:31:14.78</meta:creation-date>
    <meta:generator>OpenOffice.org/3.2$Win32 OpenOffice.org_project/320m18$Build-9502</meta:generator>
    <meta:document-statistic meta:table-count="0" meta:image-count="0" meta:object-count="0" meta:page-count="1" meta:paragraph-count="0" meta:word-count="0" meta:character-count="0"/>
    <dc:date>2013-05-01T11:37:19.70</dc:date>
    <dc:creator>Crispen Smith</dc:creator>
  </office:meta>
</office:document-meta>
</file>